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3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4.75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4" draw:layer="layout" svg:width="5cm" svg:height="5.228cm" svg:x="15.6cm" svg:y="18.7cm">
          <draw:text-box>
            <text:p>{ <text:s/><text:tab/>G07,R11 ;</text:p>
            <text:p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ustom-shape draw:style-name="gr2" draw:text-style-name="P1" draw:layer="layout" svg:width="6cm" svg:height="3.5cm" svg:x="4cm" svg:y="19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id="id1" draw:layer="layout" svg:width="6cm" svg:height="3.011cm" svg:x="4.1cm" svg:y="19.3cm">
          <draw:text-box>
            <text:p/>
            <text:p><text:s text:c="3"/>Vis on Gepäck</text:p>
            <text:p/>
            <text:p><text:span text:style-name="T1">Gepäck.Gewicht &gt; 20</text:span></text:p>
          </draw:text-box>
        </draw:frame>
        <draw:custom-shape draw:style-name="gr4" draw:text-style-name="P1" draw:id="id2" draw:layer="layout" svg:width="3.5cm" svg:height="2cm" svg:x="7.5cm" svg:y="11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" draw:layer="layout" svg:width="3cm" svg:height="2.5cm" svg:x="16.5cm" svg:y="12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id="id5" draw:layer="layout" svg:width="5cm" svg:height="3cm" svg:x="15.5cm" svg:y="4cm">
          <text:p text:style-name="P1">Projection on<text:line-break/>ReisenderI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6" draw:text-style-name="P1" draw:layer="layout" svg:x1="7.1cm" svg:y1="19.3cm" svg:x2="9.25cm" svg:y2="13cm" draw:start-shape="id1" draw:start-glue-point="0" draw:end-shape="id2" draw:end-glue-point="8" svg:d="m7100 19300v-3149h2150v-3151">
          <text:p/>
        </draw:connector>
        <draw:connector draw:style-name="gr7" draw:text-style-name="P1" draw:layer="layout" svg:x1="11cm" svg:y1="12cm" svg:x2="16.5cm" svg:y2="13.75cm" draw:start-shape="id2" draw:start-glue-point="10" draw:end-shape="id3" draw:end-glue-point="6" svg:d="m11000 12000h2743v1750h2757">
          <text:p/>
        </draw:connector>
        <draw:connector draw:style-name="gr7" draw:text-style-name="P1" draw:layer="layout" svg:x1="18.1cm" svg:y1="18.7cm" svg:x2="18cm" svg:y2="15cm" draw:start-shape="id4" draw:start-glue-point="0" draw:end-shape="id3" draw:end-glue-point="7" svg:d="m18100 18700v-1849h-100v-1851">
          <text:p/>
        </draw:connector>
        <draw:connector draw:style-name="gr7" draw:text-style-name="P1" draw:layer="layout" svg:x1="18cm" svg:y1="12.5cm" svg:x2="18cm" svg:y2="7cm" draw:start-shape="id3" draw:start-glue-point="5" draw:end-shape="id5" draw:end-glue-point="2" svg:d="m18000 12500v-5500">
          <text:p/>
        </draw:connector>
        <draw:frame draw:style-name="gr8" draw:text-style-name="P1" draw:layer="layout" svg:width="4cm" svg:height="5.228cm" svg:x="3.5cm" svg:y="14.1cm">
          <draw:text-box>
            <text:p text:style-name="P2">{</text:p>
            <text:p text:style-name="P1">G06, G12, G13, G16, G18, G19, G20, G22,</text:p>
            <text:p text:style-name="P2"><text:s text:c="2"/>G23</text:p>
            <text:p text:style-name="P2">}</text:p>
          </draw:text-box>
        </draw:frame>
        <draw:frame draw:style-name="gr1" draw:layer="layout" svg:width="5cm" svg:height="4.517cm" svg:x="18cm" svg:y="7.583cm">
          <draw:text-box>
            <text:p>{ <text:s/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onnector draw:style-name="gr7" draw:text-style-name="P1" draw:layer="layout" svg:x1="18cm" svg:y1="4cm" svg:x2="18.05cm" svg:y2="2.5cm" draw:start-shape="id5" draw:start-glue-point="4" draw:end-shape="id6" draw:end-glue-point="2" svg:d="m18000 4000v-750h50v-750">
          <text:p/>
        </draw:connector>
        <draw:frame draw:style-name="gr9" draw:id="id6" draw:layer="layout" svg:width="16.5cm" svg:height="1.25cm" svg:x="9.8cm" svg:y="1.25cm">
          <draw:text-box>
            <text:p text:style-name="P1">R07, R04, R04, R02, R0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1:15:49</dc:date>
    <dc:creator>Callisto </dc:creator>
    <meta:editing-duration>PT00H44M07S</meta:editing-duration>
    <meta:editing-cycles>6</meta:editing-cycles>
    <meta:generator>OpenOffice.org/3.2$Unix OpenOffice.org_project/320m19$Build-9505</meta:generator>
    <meta:document-statistic meta:object-count="14"/>
  </office:meta>
</office:document-meta>
</file>